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82b9" officeooo:paragraph-rsid="000682b9"/>
    </style:style>
    <style:style style:name="P2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4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printing a game </text:p>
      <text:p text:style-name="Standard">a=['1','2','3','4','5','6','7','8','9']</text:p>
      <text:p text:style-name="Standard"/>
      <text:p text:style-name="Standard">def printboard():</text:p>
      <text:p text:style-name="Standard"><text:tab/>print(a[0], "|", a[1], "|", a[2])</text:p>
      <text:p text:style-name="Standard"><text:tab/>print("...........")</text:p>
      <text:p text:style-name="Standard"><text:tab/>print(a[3], "|", a[4], "|", a[5])</text:p>
      <text:p text:style-name="Standard"><text:tab/>print("...........")</text:p>
      <text:p text:style-name="Standard"><text:tab/>print(a[6], "|", a[7], "|", a[8])</text:p>
      <text:p text:style-name="Standard"/>
      <text:p text:style-name="Standard"/>
      <text:p text:style-name="Standard">playeroneturn = True</text:p>
      <text:p text:style-name="Standard">while True:</text:p>
      <text:p text:style-name="Standard"><text:tab/>printboard()</text:p>
      <text:p text:style-name="Standard"><text:tab/>p=input("choose an available space : ")</text:p>
      <text:p text:style-name="Standard"><text:tab/>if(p in a):</text:p>
      <text:p text:style-name="Standard"><text:tab/><text:tab/>if(a[int(p)-1]=='x' or a[int(p)-1]=='o'):</text:p>
      <text:p text:style-name="Standard"><text:tab/><text:tab/><text:tab/>print("place taken , choose another space.. ")</text:p>
      <text:p text:style-name="Standard"><text:tab/><text:tab/><text:tab/>continue</text:p>
      <text:p text:style-name="Standard"/>
      <text:p text:style-name="Standard"><text:tab/><text:tab/>else:</text:p>
      <text:p text:style-name="Standard"><text:tab/><text:tab/><text:tab/>if playeroneturn :</text:p>
      <text:p text:style-name="Standard"><text:tab/><text:tab/><text:tab/><text:tab/>print("player 1&gt;&gt;")</text:p>
      <text:p text:style-name="Standard"><text:tab/><text:tab/><text:tab/><text:tab/>a[int(p)-1] = 'x'</text:p>
      <text:p text:style-name="Standard"><text:tab/><text:tab/><text:tab/><text:tab/>playeroneturn = not playeroneturn</text:p>
      <text:p text:style-name="Standard"><text:tab/><text:tab/><text:tab/>else:</text:p>
      <text:p text:style-name="Standard"><text:tab/><text:tab/><text:tab/><text:tab/>print("player 2 &gt;&gt;")</text:p>
      <text:p text:style-name="Standard"><text:tab/><text:tab/><text:tab/><text:tab/>a[int(p)-1] = 'o'</text:p>
      <text:p text:style-name="Standard"><text:tab/><text:tab/><text:tab/><text:tab/>playeroneturn = not playeroneturn </text:p>
      <text:p text:style-name="Standard"><text:tab/><text:tab/><text:tab/>for i in(0,3,6):</text:p>
      <text:p text:style-name="Standard"><text:tab/><text:tab/><text:tab/><text:tab/>if(a[i]==a[i+1] and a[i+2]):</text:p>
      <text:p text:style-name="Standard"><text:tab/><text:tab/><text:tab/><text:tab/><text:tab/>print("game over")</text:p>
      <text:p text:style-name="Standard"><text:tab/><text:tab/><text:tab/><text:tab/><text:tab/>exit()</text:p>
      <text:p text:style-name="Standard"><text:tab/><text:tab/><text:tab/>for i in range(3):</text:p>
      <text:p text:style-name="Standard"><text:tab/><text:tab/><text:tab/><text:tab/>if(a[i]==a[i+3] and a[i+6]):</text:p>
      <text:p text:style-name="Standard"><text:tab/><text:tab/><text:tab/><text:tab/><text:tab/>print(" game over")</text:p>
      <text:p text:style-name="Standard"><text:tab/><text:tab/><text:tab/><text:tab/><text:tab/>if(a[i]=='x'):</text:p>
      <text:p text:style-name="Standard"><text:tab/><text:tab/><text:tab/><text:tab/><text:tab/><text:tab/>print("congratulations to player one ")</text:p>
      <text:p text:style-name="Standard"><text:tab/><text:tab/><text:tab/><text:tab/><text:tab/>else:</text:p>
      <text:p text:style-name="Standard"><text:tab/><text:tab/><text:tab/><text:tab/><text:tab/><text:tab/>print("congratulation to player two ")</text:p>
      <text:p text:style-name="Standard"><text:tab/><text:tab/><text:tab/><text:tab/><text:tab/>printboard()</text:p>
      <text:p text:style-name="Standard"><text:tab/><text:tab/><text:tab/><text:tab/><text:tab/>exit()<text:tab/></text:p>
      <text:p text:style-name="Standard"><text:tab/><text:tab/><text:tab/><text:tab/><text:tab/><text:tab/></text:p>
      <text:p text:style-name="Standard">#checking for diagonal (from right to left)</text:p>
      <text:p text:style-name="Standard"><text:tab/><text:tab/><text:tab/><text:tab/>if(a[2]==a[4] and a[2]==a[6]):</text:p>
      <text:p text:style-name="Standard"><text:tab/><text:tab/><text:tab/><text:tab/><text:tab/>print("game over")</text:p>
      <text:p text:style-name="Standard"><text:tab/><text:tab/><text:tab/><text:tab/><text:tab/>if(a[4]=='x'):</text:p>
      <text:p text:style-name="Standard"><text:tab/><text:tab/><text:tab/><text:tab/><text:tab/><text:tab/>print("congratulations player one ")</text:p>
      <text:p text:style-name="Standard"><text:tab/><text:tab/><text:tab/><text:tab/><text:tab/>else:</text:p>
      <text:p text:style-name="Standard"><text:tab/><text:tab/><text:tab/><text:tab/><text:tab/><text:tab/>print("congratulations player two ")</text:p>
      <text:p text:style-name="Standard"><text:tab/><text:tab/><text:tab/><text:tab/><text:tab/>printboard()</text:p>
      <text:p text:style-name="Standard"><text:tab/><text:tab/><text:tab/><text:tab/><text:tab/>exit()</text:p>
      <text:p text:style-name="Standard">#checking for diagonal ( from left to right )<text:tab/><text:tab/><text:tab/><text:tab/></text:p>
      <text:p text:style-name="Standard"><text:tab/><text:tab/><text:tab/><text:tab/>if(a[0]==a[4] and a[0]==a[8]):</text:p>
      <text:p text:style-name="Standard"><text:tab/><text:tab/><text:tab/><text:tab/><text:tab/>print("sorry game over")</text:p>
      <text:p text:style-name="Standard"><text:tab/><text:tab/><text:tab/><text:tab/><text:tab/>if(a[4]=='x'):</text:p>
      <text:p text:style-name="Standard"><text:tab/><text:tab/><text:tab/><text:tab/><text:tab/><text:tab/>print("congratulations player one ")</text:p>
      <text:p text:style-name="Standard"><text:soft-page-break/><text:tab/><text:tab/><text:tab/><text:tab/><text:tab/>else:</text:p>
      <text:p text:style-name="Standard"><text:tab/><text:tab/><text:tab/><text:tab/><text:tab/><text:tab/>print("congratulations player two ")</text:p>
      <text:p text:style-name="Standard"><text:tab/><text:tab/><text:tab/><text:tab/><text:tab/>printboard()</text:p>
      <text:p text:style-name="Standard"><text:tab/><text:tab/><text:tab/><text:tab/><text:tab/>exit()</text:p>
      <text:p text:style-name="Standard"/>
      <text:p text:style-name="Standard"/>
      <text:p text:style-name="P1">output</text:p>
      <text:p text:style-name="P1"/>
      <text:p text:style-name="Standard"/>
      <text:p text:style-name="Standard">1 | 2 | 3</text:p>
      <text:p text:style-name="Standard">...........</text:p>
      <text:p text:style-name="Standard">4 | 5 | 6</text:p>
      <text:p text:style-name="Standard">...........</text:p>
      <text:p text:style-name="Standard">7 | 8 | 9</text:p>
      <text:p text:style-name="Standard">choose an available space : 5</text:p>
      <text:p text:style-name="Standard">player 1&gt;&gt;</text:p>
      <text:p text:style-name="Standard">1 | 2 | 3</text:p>
      <text:p text:style-name="Standard">...........</text:p>
      <text:p text:style-name="Standard">4 | x | 6</text:p>
      <text:p text:style-name="Standard">...........</text:p>
      <text:p text:style-name="Standard">7 | 8 | 9</text:p>
      <text:p text:style-name="Standard">choose an available space : 3</text:p>
      <text:p text:style-name="Standard">player 2 &gt;&gt;</text:p>
      <text:p text:style-name="Standard">1 | 2 | o</text:p>
      <text:p text:style-name="Standard">...........</text:p>
      <text:p text:style-name="Standard">4 | x | 6</text:p>
      <text:p text:style-name="Standard">...........</text:p>
      <text:p text:style-name="Standard">7 | 8 | 9</text:p>
      <text:p text:style-name="Standard">choose an available space : 7</text:p>
      <text:p text:style-name="Standard">player 1&gt;&gt;</text:p>
      <text:p text:style-name="Standard">1 | 2 | o</text:p>
      <text:p text:style-name="Standard">...........</text:p>
      <text:p text:style-name="Standard">4 | x | 6</text:p>
      <text:p text:style-name="Standard">...........</text:p>
      <text:p text:style-name="Standard">x | 8 | 9</text:p>
      <text:p text:style-name="Standard">choose an available space : 2</text:p>
      <text:p text:style-name="Standard">player 2 &gt;&gt;</text:p>
      <text:p text:style-name="Standard">1 | o | o</text:p>
      <text:p text:style-name="Standard">...........</text:p>
      <text:p text:style-name="Standard">4 | x | 6</text:p>
      <text:p text:style-name="Standard">...........</text:p>
      <text:p text:style-name="Standard">x | 8 | 9</text:p>
      <text:p text:style-name="Standard">choose an available space : 1</text:p>
      <text:p text:style-name="Standard">player 1&gt;&gt;</text:p>
      <text:p text:style-name="Standard">x | o | o</text:p>
      <text:p text:style-name="Standard">...........</text:p>
      <text:p text:style-name="Standard">4 | x | 6</text:p>
      <text:p text:style-name="Standard">...........</text:p>
      <text:p text:style-name="Standard">x | 8 | 9</text:p>
      <text:p text:style-name="Standard">choose an available space : 4</text:p>
      <text:p text:style-name="Standard">player 2 &gt;&gt;</text:p>
      <text:p text:style-name="Standard">x | o | o</text:p>
      <text:p text:style-name="Standard">...........</text:p>
      <text:p text:style-name="Standard">o | x | 6</text:p>
      <text:p text:style-name="Standard">...........</text:p>
      <text:p text:style-name="Standard">x | 8 | 9</text:p>
      <text:p text:style-name="Standard">choose an available space : 9</text:p>
      <text:p text:style-name="Standard"><text:soft-page-break/>player 1&gt;&gt;</text:p>
      <text:p text:style-name="Standard">sorry game over</text:p>
      <text:p text:style-name="Standard">congratulations player one </text:p>
      <text:p text:style-name="Standard">x | o | o</text:p>
      <text:p text:style-name="Standard">...........</text:p>
      <text:p text:style-name="Standard">o | x | 6</text:p>
      <text:p text:style-name="Standard">...........</text:p>
      <text:p text:style-name="Standard">x | 8 | x</text:p>
      <text:p text:style-name="Standard"/>
      <text:p text:style-name="Standard"/>
      <text:p text:style-name="Standard"/>
      <text:p text:style-name="P2"><text:bookmark text:name="docs-internal-guid-64ea1731-7fff-8d66-fbf6-8d45dc08645d"/>Program</text:p>
      <text:p text:style-name="P3">#Dictionary</text:p>
      <text:p text:style-name="P3">import random</text:p>
      <text:p text:style-name="P3">a=['r','p','s']</text:p>
      <text:p text:style-name="P3">s1=0</text:p>
      <text:p text:style-name="P3">s2=0</text:p>
      <text:p text:style-name="P3">while(True):</text:p>
      <text:p text:style-name="P3">p=input("your choice r/p/s:")</text:p>
      <text:p text:style-name="P3">c= random.choice(a)</text:p>
      <text:p text:style-name="Text_20_body"/>
      <text:p text:style-name="P3">print("you choice",p," computer choice",c)</text:p>
      <text:p text:style-name="P3">if(p=='r' or p=='p'or p=='s'):</text:p>
      <text:p text:style-name="P3">if(p==c):</text:p>
      <text:p text:style-name="P3">print("tie")</text:p>
      <text:p text:style-name="P3">elif((p=='r' and c=='p') or (p=='p' and c=='s') or (p=='s' and c=='r')):</text:p>
      <text:p text:style-name="P3">s1=s1+1</text:p>
      <text:p text:style-name="P3">print("computer won",s1,"times")</text:p>
      <text:p text:style-name="P3">else:</text:p>
      <text:p text:style-name="P3">s2=s2+1</text:p>
      <text:p text:style-name="P3">print("u won",s2,"times")</text:p>
      <text:p text:style-name="P3">else:</text:p>
      <text:p text:style-name="P3">print("give proper input")</text:p>
      <text:p text:style-name="P3">break</text:p>
      <text:p text:style-name="P3">if(s1==3 or s2==3):</text:p>
      <text:p text:style-name="P3">if(s1==3):</text:p>
      <text:p text:style-name="P3">print("I'M Sorry, Computer won the game")</text:p>
      <text:p text:style-name="P3">else:</text:p>
      <text:p text:style-name="P3">print("congrats u won againt computer, have a great day")</text:p>
      <text:p text:style-name="P3">break</text:p>
      <text:p text:style-name="P2">output</text:p>
      <text:p text:style-name="P3">your choice r/p/s:r</text:p>
      <text:p text:style-name="P3">you choice r  computer choice r</text:p>
      <text:p text:style-name="P3">tie</text:p>
      <text:p text:style-name="P3">your choice r/p/s:r</text:p>
      <text:p text:style-name="P3">you choice r  computer choice r</text:p>
      <text:p text:style-name="P3">tie</text:p>
      <text:p text:style-name="P3">your choice r/p/s:r</text:p>
      <text:p text:style-name="P3">you choice r  computer choice p</text:p>
      <text:p text:style-name="P3"><text:soft-page-break/>computer won 1 times</text:p>
      <text:p text:style-name="P3">your choice r/p/s:p</text:p>
      <text:p text:style-name="P3">you choice p  computer choice p</text:p>
      <text:p text:style-name="P3">tie</text:p>
      <text:p text:style-name="P3">your choice r/p/s:s</text:p>
      <text:p text:style-name="P3">you choice s  computer choice p</text:p>
      <text:p text:style-name="P3">u won 1 times</text:p>
      <text:p text:style-name="P3">your choice r/p/s:r</text:p>
      <text:p text:style-name="P3">you choice r  computer choice r</text:p>
      <text:p text:style-name="P3">tie</text:p>
      <text:p text:style-name="P3">your choice r/p/s:p</text:p>
      <text:p text:style-name="P3">you choice p  computer choice r</text:p>
      <text:p text:style-name="P3">u won 2 times</text:p>
      <text:p text:style-name="P3">your choice r/p/s:s</text:p>
      <text:p text:style-name="P3">you choice s  computer choice p</text:p>
      <text:p text:style-name="P3">u won 3 times</text:p>
      <text:p text:style-name="P3">congrats u won againt computer, have a great day</text:p>
      <text:p text:style-name="Text_20_body"><text:line-break/></text:p>
      <text:p text:style-name="Standard"/>
      <text:p text:style-name="Standard"/>
      <text:p text:style-name="Standard"/>
      <text:p text:style-name="Standard"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1:35:16.269985276</meta:creation-date>
    <dc:date>2018-10-11T11:53:26.873491927</dc:date>
    <meta:editing-duration>PT18M10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4" meta:paragraph-count="171" meta:word-count="529" meta:character-count="3202" meta:non-whitespace-character-count="2620"/>
  </office:meta>
</office:document-meta>
</file>